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public class Exception<text:s text:c="2"/>extends throwable</text:span></text:p>
      <text:p text:style-name="P1"><text:span text:style-name="T2">Exception:</text:span></text:p>
      <text:p text:style-name="P1"><text:span text:style-name="T3">It is an event that will occur during execution of a program which can interrupt the flow of the program.</text:span></text:p>
      <text:p text:style-name="P1"><text:span text:style-name="T4">The Three Kinds of Exceptions:</text:span><text:span text:style-name="T5"/></text:p>
      <text:p text:style-name="P1"><text:span text:style-name="T5">1.Checked exception</text:span></text:p>
      <text:p text:style-name="P1"><text:span text:style-name="T5"><text:tab/>- also called compile time exception. We<text:s text:c="2"/>know in advance(that is during compile) time that this exception may occur and interrupt the execution of the application. </text:span></text:p>
      <text:p text:style-name="P1"><text:span text:style-name="T5">2.Error </text:span></text:p>
      <text:p text:style-name="P1"><text:span text:style-name="T5"><text:tab/>- these are the exceptional conditions that are external to the application. Because of hardware or system malfunction, the application will throw error.</text:span></text:p>
      <text:p text:style-name="P1"><text:span text:style-name="T5">3.runtime exception - </text:span></text:p>
      <text:p text:style-name="P1"><text:span text:style-name="T5"><text:tab/>- these are the exceptional conditions that are internal to the application. Because of programming bugs, such as logic errors or improper use of an API, the program execution will throw runtime exception.</text:span></text:p>
      <text:p text:style-name="P1"><text:span text:style-name="T5">both error and runtime exception are called<text:s/></text:span><text:span text:style-name="T6">unchecked</text:span><text:span text:style-name="T7"><text:s/>exception.</text:span></text:p>
      <text:p text:style-name="P1"><text:span text:style-name="T7">For exception handling we<text:s text:c="2"/>are using three blocks:</text:span></text:p>
      <text:p text:style-name="P1"><text:span text:style-name="T8">try<text:s/></text:span><text:span text:style-name="T9">- the code that might throw an exception should be enclosed within try block</text:span></text:p>
      <text:p text:style-name="P1"><text:span text:style-name="T10">catch<text:s/></text:span><text:span text:style-name="T11">- it is exception handler. one try block can have more than one exception handler. The argument type declares the type of exception that the handler can handle and must be the name of a class that inherits from the Throwable class.</text:span></text:p>
      <text:p text:style-name="P1"><text:span text:style-name="T11">In Java SE 7 and later, a single catch block can handle more than one type of exception.</text:span></text:p>
      <text:p text:style-name="P1"><text:span text:style-name="T11">catch (IOException|SQLException ex) {</text:span></text:p>
      <text:p text:style-name="P1"><text:span text:style-name="T11"><text:s text:c="4"/>logger.log(ex);</text:span></text:p>
      <text:p text:style-name="P1"><text:span text:style-name="T11"><text:s text:c="4"/>throw ex;</text:span></text:p>
      <text:p text:style-name="P1"><text:span text:style-name="T11">}</text:span></text:p>
      <text:p text:style-name="P1"><text:span text:style-name="T11">If a catch block handles more than one exception type, then the catch parameter is implicitly final. In this example, the catch parameter ex is final and therefore you cannot assign any values to it within the catch block.</text:span></text:p>
      <text:p text:style-name="P1"><text:span text:style-name="T12">finally</text:span><text:span text:style-name="T13">- this is mainly used for code cleanup(releases resources that are no longer needed). The finally block always executes when the try block exits. finally block is excecuted even if an unexpected exception occurs.</text:span></text:p>
      <text:p text:style-name="P1"><text:span text:style-name="T13">the place where the finmally block will not be excuted is:</text:span></text:p>
      <text:p text:style-name="P1"><text:span text:style-name="T13">1.if JVM exits while the try or catch code is being executed, then the finally block may not execute.</text:span></text:p>
      <text:p text:style-name="P1"><text:span text:style-name="T13">2.if the thread executing the try or catch code is interrupted or killed, the finally block may not execute even though the application as a whole continues.</text:span></text:p>
      <text:p text:style-name="P1"><text:span text:style-name="T14">The try-with-resources Statement:</text:span></text:p>
      <text:p text:style-name="P1"><text:span text:style-name="T15">It is useful when we r using resources in our try block. The try-with-resources statement is a try statement that declares one or more resources. It ensures that each resource is closed at the end of the statement</text:span></text:p>
      <text:p text:style-name="P1"><text:span text:style-name="T15">Any object that implements java.lang.AutoCloseable, which includes all objects which implement java.io.Closeable, can be used as a resource.</text:span></text:p>
      <text:p text:style-name="P1"><text:span text:style-name="T15">static String readFirstLineFromFile(String path) throws IOException {</text:span></text:p>
      <text:p text:style-name="P1"><text:span text:style-name="T15"><text:s text:c="4"/>try (BufferedReader br =</text:span></text:p>
      <text:p text:style-name="P1"><text:span text:style-name="T15"><text:s text:c="19"/>new BufferedReader(new FileReader(path))) {</text:span></text:p>
      <text:p text:style-name="P1"><text:span text:style-name="T15"><text:s text:c="8"/>return br.readLine();</text:span></text:p>
      <text:p text:style-name="P1"><text:span text:style-name="T15"><text:s text:c="4"/>}</text:span></text:p>
      <text:p text:style-name="P1"><text:span text:style-name="T15">}</text:span></text:p>
      <text:p text:style-name="P1"><text:span text:style-name="T15">The class BufferedReader, in Java SE 7 and later, implements the interface java.lang.AutoCloseable. Because the BufferedReader instance is declared in a try-with-resource statement, it will be closed regardless of whether the try statement completes normally or abruptly </text:span></text:p>
      <text:p text:style-name="P1"><text:span text:style-name="T15">Note: A try-with-resources statement can have catch and finally blocks just like an ordinary try statement. In a try-with-resources statement, any catch or finally block is run after the resources declared have been closed.</text:span><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